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Helvetica" svg:font-family="Helvetica"/>
    <style:font-face style:name="UICTFontTextStyleBody" svg:font-family="UICTFontTextStyleBod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39cm"/>
    </style:style>
    <style:style style:name="co2" style:family="table-column">
      <style:table-column-properties fo:break-before="auto" style:column-width="4.434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5.166cm"/>
    </style:style>
    <style:style style:name="co5" style:family="table-column">
      <style:table-column-properties fo:break-before="auto" style:column-width="6.787cm"/>
    </style:style>
    <style:style style:name="co6" style:family="table-column">
      <style:table-column-properties fo:break-before="auto" style:column-width="2.4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3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-apple-system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Helvetic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ICTFontTextStyleBody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UICTFontTextStyleBody" style:font-size-complex="13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-apple-system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LinkedIn</text:p>
          </table:table-cell>
          <table:table-cell table:style-name="ce1" office:value-type="string" calcext:value-type="string">
            <text:p>GitHub</text:p>
          </table:table-cell>
          <table:table-cell table:style-name="ce1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Alan Cristian Penha Lima</text:p>
          </table:table-cell>
          <table:table-cell table:style-name="ce2" office:value-type="string" calcext:value-type="string">
            <text:p>São José do Rio Preto</text:p>
          </table:table-cell>
          <table:table-cell table:style-name="ce2" office:value-type="string" calcext:value-type="string">
            <text:p>SP</text:p>
          </table:table-cell>
          <table:table-cell table:style-name="ce15" office:value-type="string" calcext:value-type="string">
            <text:p><text:a xlink:href="https://www.linkedin.com/in/alancplima/" xlink:type="simple">https://www.linkedin.com/in/alancplima/</text:a></text:p>
          </table:table-cell>
          <table:table-cell table:style-name="ce24"/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Anderson Lopes Leal 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15" office:value-type="string" calcext:value-type="string">
            <text:p><text:a xlink:href="https://www.linkedin.com/in/anderson-l-674189131" xlink:type="simple">https://www.linkedin.com/in/anderson-l-674189131</text:a></text:p>
          </table:table-cell>
          <table:table-cell table:style-name="ce24"/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Andressa Constantin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15" office:value-type="string" calcext:value-type="string">
            <text:p><text:a xlink:href="https://www.linkedin.com/in/andressa-constantino-5317b0bb/" xlink:type="simple">https://www.linkedin.com/in/andressa-constantino-5317b0bb/</text:a></text:p>
          </table:table-cell>
          <table:table-cell table:style-name="ce24"/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Antonio Carlos Santos Ramos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BA</text:p>
          </table:table-cell>
          <table:table-cell table:style-name="ce15" office:value-type="string" calcext:value-type="string">
            <text:p><text:a xlink:href="https://www.linkedin.com/in/antonio-carlos-ramos/" xlink:type="simple">https://www.linkedin.com/in/antonio-carlos-ramos/</text:a></text:p>
          </table:table-cell>
          <table:table-cell table:style-name="ce15" office:value-type="string" calcext:value-type="string">
            <text:p><text:a xlink:href="https://github.com/ramos-antonio" xlink:type="simple">https://github.com/ramos-antonio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aina R Nasciment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ap</text:p>
          </table:table-cell>
          <table:table-cell table:style-name="ce15" office:value-type="string" calcext:value-type="string">
            <text:p><text:a xlink:href="https://www.linkedin.com/in/cainarn" xlink:type="simple">https://www.linkedin.com/in/cainarn</text:a></text:p>
          </table:table-cell>
          <table:table-cell table:style-name="ce15" office:value-type="string" calcext:value-type="string">
            <text:p><text:a xlink:href="http://www.instagram.com/cainarn" xlink:type="simple">Www.Instagram.com/cainarn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amilla Lucas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CE</text:p>
          </table:table-cell>
          <table:table-cell table:style-name="ce15" office:value-type="string" calcext:value-type="string">
            <text:p><text:a xlink:href="https://www.linkedin.com/in/camilla-lucas-215890130/" xlink:type="simple">https://www.linkedin.com/in/camilla-lucas-215890130/</text:a></text:p>
          </table:table-cell>
          <table:table-cell table:style-name="ce24"/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arla Daniela Nascimento </text:p>
          </table:table-cell>
          <table:table-cell table:style-name="ce2" office:value-type="string" calcext:value-type="string">
            <text:p>Campinas </text:p>
          </table:table-cell>
          <table:table-cell table:style-name="ce2" office:value-type="string" calcext:value-type="string">
            <text:p>SP</text:p>
          </table:table-cell>
          <table:table-cell table:style-name="ce15" office:value-type="string" calcext:value-type="string">
            <text:p><text:a xlink:href="https://www.linkedin.com/in/carla-daniela-nascimento" xlink:type="simple">https://www.linkedin.com/in/carla-daniela-nascimento</text:a></text:p>
          </table:table-cell>
          <table:table-cell table:style-name="ce24"/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arlos André Ribeiro dos Santos</text:p>
          </table:table-cell>
          <table:table-cell table:style-name="ce2" office:value-type="string" calcext:value-type="string">
            <text:p>Arapiraca</text:p>
          </table:table-cell>
          <table:table-cell table:style-name="ce2" office:value-type="string" calcext:value-type="string">
            <text:p>AL</text:p>
          </table:table-cell>
          <table:table-cell table:style-name="ce16" office:value-type="string" calcext:value-type="string">
            <text:p><text:a xlink:href="https://www.linkedin.com/in/carlos-andré-bb36a51b0" xlink:type="simple">https://www.linkedin.com/in/carlos-andré-bb36a51b0</text:a></text:p>
          </table:table-cell>
          <table:table-cell table:style-name="ce15" office:value-type="string" calcext:value-type="string">
            <text:p><text:a xlink:href="https://github.com/oicarlos" xlink:type="simple">https://github.com/oicarlos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armen Marchesi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RJ</text:p>
          </table:table-cell>
          <table:table-cell table:style-name="ce15" office:value-type="string" calcext:value-type="string">
            <text:p><text:a xlink:href="https://www.linkedin.com/in/carmen-marchesi/" xlink:type="simple">https://www.linkedin.com/in/carmen-marchesi/</text:a></text:p>
          </table:table-cell>
          <table:table-cell table:style-name="ce15" office:value-type="string" calcext:value-type="string">
            <text:p><text:a xlink:href="https://github.com/carmenMarchesi/" xlink:type="simple">https://github.com/carmenMarchesi/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Christiane Barbosa dos Santos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RJ</text:p>
          </table:table-cell>
          <table:table-cell table:style-name="ce15" office:value-type="string" calcext:value-type="string">
            <text:p><text:a xlink:href="http://linkedin.com/in/christiane-barbosa" xlink:type="simple">http://linkedin.com/in/christiane-barbosa</text:a></text:p>
          </table:table-cell>
          <table:table-cell table:style-name="ce24"/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Darlan J. Oliveira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MG</text:p>
          </table:table-cell>
          <table:table-cell table:style-name="ce15" office:value-type="string" calcext:value-type="string">
            <text:p><text:a xlink:href="https://www.linkedin.com/in/darlan-oliveira-22a81922a" xlink:type="simple">https://www.linkedin.com/in/darlan-oliveira-22a81922a</text:a></text:p>
          </table:table-cell>
          <table:table-cell table:style-name="ce15" office:value-type="string" calcext:value-type="string">
            <text:p><text:a xlink:href="https://github.com/darlanZero" xlink:type="simple">https://github.com/darlanZero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Deyvison Estevan Madeira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15" office:value-type="string" calcext:value-type="string">
            <text:p><text:a xlink:href="https://www.linkedin.com/in/deyvison-madeira-9b1125189/" xlink:type="simple">https://www.linkedin.com/in/deyvison-madeira-9b1125189/</text:a></text:p>
          </table:table-cell>
          <table:table-cell table:style-name="ce15" office:value-type="string" calcext:value-type="string">
            <text:p><text:a xlink:href="https://github.com/DeyvisonEstevan" xlink:type="simple">https://github.com/DeyvisonEstevan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Elivelton Neves de Alcantara</text:p>
          </table:table-cell>
          <table:table-cell table:style-name="ce2" office:value-type="string" calcext:value-type="string">
            <text:p>Nova Europa</text:p>
          </table:table-cell>
          <table:table-cell table:style-name="ce2" office:value-type="string" calcext:value-type="string">
            <text:p>SP</text:p>
          </table:table-cell>
          <table:table-cell table:style-name="ce17" office:value-type="string" calcext:value-type="string">
            <text:p>https:www.linkedin.com/in/elivelton-neves-de-alcântara-ab2192212/</text:p>
          </table:table-cell>
          <table:table-cell table:style-name="ce15" office:value-type="string" calcext:value-type="string">
            <text:p><text:a xlink:href="https://github.com/eliveltoneves" xlink:type="simple">https://github.com/eliveltoneves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Erick Almeida </text:p>
          </table:table-cell>
          <table:table-cell table:style-name="ce2" office:value-type="string" calcext:value-type="string">
            <text:p>Belo Horizonte </text:p>
          </table:table-cell>
          <table:table-cell table:style-name="ce3"/>
          <table:table-cell table:style-name="ce15" office:value-type="string" calcext:value-type="string">
            <text:p><text:a xlink:href="https://www.linkedin.com/in/erick-almeida-15a2531b8/" xlink:type="simple">https://www.linkedin.com/in/erick-almeida-15a2531b8/</text:a></text:p>
          </table:table-cell>
          <table:table-cell table:style-name="ce24"/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Fabricio Soares Menezes </text:p>
          </table:table-cell>
          <table:table-cell table:style-name="ce2" office:value-type="string" calcext:value-type="string">
            <text:p>Salvador </text:p>
          </table:table-cell>
          <table:table-cell table:style-name="ce2" office:value-type="string" calcext:value-type="string">
            <text:p>BA</text:p>
          </table:table-cell>
          <table:table-cell table:style-name="ce15" office:value-type="string" calcext:value-type="string">
            <text:p><text:a xlink:href="https://www.linkedin.com/in/fabriciosmz/" xlink:type="simple">https://www.linkedin.com/in/fabriciosmz/</text:a></text:p>
          </table:table-cell>
          <table:table-cell table:style-name="ce24"/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Fernanda Gomes Rodrigues </text:p>
          </table:table-cell>
          <table:table-cell table:style-name="ce2" office:value-type="string" calcext:value-type="string">
            <text:p>Taubaté </text:p>
          </table:table-cell>
          <table:table-cell table:style-name="ce2" office:value-type="string" calcext:value-type="string">
            <text:p>SP</text:p>
          </table:table-cell>
          <table:table-cell table:style-name="ce15" office:value-type="string" calcext:value-type="string">
            <text:p><text:a xlink:href="https://www.linkedin.com/in/fernanda-gomes-rodrigues-b8731b67" xlink:type="simple">https://www.linkedin.com/in/fernanda-gomes-rodrigues-b8731b67</text:a></text:p>
          </table:table-cell>
          <table:table-cell table:style-name="ce15" office:value-type="string" calcext:value-type="string">
            <text:p><text:a xlink:href="https://github.com/FGR050783" xlink:type="simple">https://github.com/FGR050783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Gabriel Rosemberg </text:p>
          </table:table-cell>
          <table:table-cell table:style-name="ce2" office:value-type="string" calcext:value-type="string">
            <text:p>Espirito Santo</text:p>
          </table:table-cell>
          <table:table-cell table:style-name="ce2" office:value-type="string" calcext:value-type="string">
            <text:p>ES</text:p>
          </table:table-cell>
          <table:table-cell table:style-name="ce15" office:value-type="string" calcext:value-type="string">
            <text:p><text:a xlink:href="https://www.linkedin.com/in/gabriel-silva-0b4090220/" xlink:type="simple">https://www.linkedin.com/in/gabriel-silva-0b4090220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Gilson Agostinho Zongo Domingos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20" office:value-type="string" calcext:value-type="string">
            <text:p><text:a xlink:href="https://www.linkedin.com/in/gilson-agostinho-z-domingos-55216a59" xlink:type="simple">https://www.linkedin.com/in/gilson-agostinho-z-domingos-55216a59</text:a></text:p>
          </table:table-cell>
          <table:table-cell table:style-name="ce28" office:value-type="string" calcext:value-type="string">
            <text:p><text:a xlink:href="https://github.com/Gilsonzongo" xlink:type="simple">https://github.com/Gilsonzongo</text:a></text:p>
          </table:table-cell>
          <table:table-cell table:style-name="ce3" table:number-columns-repeated="21"/>
          <table:table-cell table:number-columns-repeated="38"/>
        </table:table-row>
        <table:table-row table:style-name="ro2">
          <table:table-cell table:style-name="ce2" office:value-type="string" calcext:value-type="string">
            <text:p>Gislane Francisco Nunes</text:p>
          </table:table-cell>
          <table:table-cell table:style-name="ce2" office:value-type="string" calcext:value-type="string">
            <text:p>São José dos Campos</text:p>
          </table:table-cell>
          <table:table-cell table:style-name="ce2" office:value-type="string" calcext:value-type="string">
            <text:p>SP</text:p>
          </table:table-cell>
          <table:table-cell table:style-name="ce21" office:value-type="string" calcext:value-type="string">
            <text:p><text:a xlink:href="https://www.linkedin.com/in/gislanefnunes/" xlink:type="simple">https://www.linkedin.com/in/gislanefnunes/</text:a></text:p>
          </table:table-cell>
          <table:table-cell table:style-name="ce15" office:value-type="string" calcext:value-type="string">
            <text:p><text:a xlink:href="https://github.com/gf-nunes" xlink:type="simple">https://github.com/gf-nunes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Gislaine Menezes dos Santos</text:p>
          </table:table-cell>
          <table:table-cell table:style-name="ce2" office:value-type="string" calcext:value-type="string">
            <text:p>São José dos Campos</text:p>
          </table:table-cell>
          <table:table-cell table:style-name="ce2" office:value-type="string" calcext:value-type="string">
            <text:p>SP</text:p>
          </table:table-cell>
          <table:table-cell table:style-name="ce21" office:value-type="string" calcext:value-type="string">
            <text:p><text:a xlink:href="https://www.linkedin.com/in/gislainems/" xlink:type="simple">https://www.linkedin.com/in/gislainems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Heitor Barbosa</text:p>
          </table:table-cell>
          <table:table-cell table:style-name="ce2" office:value-type="string" calcext:value-type="string">
            <text:p>Osasco </text:p>
          </table:table-cell>
          <table:table-cell table:style-name="ce2" office:value-type="string" calcext:value-type="string">
            <text:p>SP</text:p>
          </table:table-cell>
          <table:table-cell table:style-name="ce22" office:value-type="string" calcext:value-type="string">
            <text:p><text:a xlink:href="https://www.linkedin.com/in/heitorbarbosa-" xlink:type="simple">https://www.linkedin.com/in/heitorbarbosa-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Israel Vasconcelos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PE</text:p>
          </table:table-cell>
          <table:table-cell table:style-name="ce15" office:value-type="string" calcext:value-type="string">
            <text:p><text:a xlink:href="https://www.linkedin.com/in/israelvasconcellos/" xlink:type="simple">https://www.linkedin.com/in/israelvasconcellos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Jean Cardoso</text:p>
          </table:table-cell>
          <table:table-cell table:style-name="ce2" office:value-type="string" calcext:value-type="string">
            <text:p>Campo Novo do Parecis</text:p>
          </table:table-cell>
          <table:table-cell table:style-name="ce2" office:value-type="string" calcext:value-type="string">
            <text:p>MT</text:p>
          </table:table-cell>
          <table:table-cell table:style-name="ce15" office:value-type="string" calcext:value-type="string">
            <text:p><text:a xlink:href="https://www.linkedin.com/in/jean-carlos-cardoso-70226212a/" xlink:type="simple">https://www.linkedin.com/in/jean-carlos-cardoso-70226212a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João Felipe Mendes de Souza</text:p>
          </table:table-cell>
          <table:table-cell table:style-name="ce2" office:value-type="string" calcext:value-type="string">
            <text:p>Valparaíso de Goiás</text:p>
          </table:table-cell>
          <table:table-cell table:style-name="ce2" office:value-type="string" calcext:value-type="string">
            <text:p>GO</text:p>
          </table:table-cell>
          <table:table-cell table:style-name="ce15" office:value-type="string" calcext:value-type="string">
            <text:p><text:a xlink:href="https://www.linkedin.com/in/joaofmds" xlink:type="simple">https://www.linkedin.com/in/joaofmds</text:a></text:p>
          </table:table-cell>
          <table:table-cell table:style-name="ce15" office:value-type="string" calcext:value-type="string">
            <text:p><text:a xlink:href="https://www.github.com/joaofmds" xlink:type="simple">https://www.github.com/joaofmds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João Pedro Brasil Alves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RJ</text:p>
          </table:table-cell>
          <table:table-cell table:style-name="ce4" office:value-type="string" calcext:value-type="string">
            <text:p><text:a xlink:href="https://www.linkedin.com/in/joaopedrobrasil/" xlink:type="simple">https://www.linkedin.com/in/joaopedrobrasil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João Pedro da Cruz Gomes (Jotape)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string" calcext:value-type="string">
            <text:p><text:a xlink:href="https://www.linkedin.com/in/joaopdrocruz/" xlink:type="simple">https://www.linkedin.com/in/joaopdrocruz/</text:a></text:p>
          </table:table-cell>
          <table:table-cell table:style-name="ce4" office:value-type="string" calcext:value-type="string">
            <text:p><text:a xlink:href="https://github.com/jonpdro" xlink:type="simple">https://github.com/jonpdro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Jonata Sena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PE</text:p>
          </table:table-cell>
          <table:table-cell table:style-name="ce4" office:value-type="string" calcext:value-type="string">
            <text:p><text:a xlink:href="https://www.linkedin.com/in/jonata-sena-✊🏿-a2b67920b/" xlink:type="simple">https://www.linkedin.com/in/jonata-sena-%E2%9C%8A%F0%9F%8F%BF-a2b67920b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Jonatas <text:s/>Mendonça </text:p>
          </table:table-cell>
          <table:table-cell table:style-name="ce2" office:value-type="string" calcext:value-type="string">
            <text:p>Recife </text:p>
          </table:table-cell>
          <table:table-cell table:style-name="ce2" office:value-type="string" calcext:value-type="string">
            <text:p>PE</text:p>
          </table:table-cell>
          <table:table-cell table:style-name="ce4" office:value-type="string" calcext:value-type="string">
            <text:p><text:a xlink:href="https://www.linkedin.com/mwlite/in/jonatas-mendonça-81a195183" xlink:type="simple">https://www.linkedin.com/mwlite/in/jonatas-mendon%C3%A7a-81a195183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Laerte Juliano Lelles Antunes</text:p>
          </table:table-cell>
          <table:table-cell table:style-name="ce2" office:value-type="string" calcext:value-type="string">
            <text:p>São José dos Campos</text:p>
          </table:table-cell>
          <table:table-cell table:style-name="ce2" office:value-type="string" calcext:value-type="string">
            <text:p>SP</text:p>
          </table:table-cell>
          <table:table-cell table:style-name="ce4" office:value-type="string" calcext:value-type="string">
            <text:p><text:a xlink:href="https://www.linkedin.com/in/laerte-lelles-1b99811b9/" xlink:type="simple">https://www.linkedin.com/in/laerte-lelles-1b99811b9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Leandro Lopes</text:p>
          </table:table-cell>
          <table:table-cell table:style-name="ce2" office:value-type="string" calcext:value-type="string">
            <text:p>Juazeiro do Norte</text:p>
          </table:table-cell>
          <table:table-cell table:style-name="ce2" office:value-type="string" calcext:value-type="string">
            <text:p>CE</text:p>
          </table:table-cell>
          <table:table-cell table:style-name="ce4" office:value-type="string" calcext:value-type="string">
            <text:p><text:a xlink:href="https://www.linkedin.com/in/leandrolopes86/" xlink:type="simple">https://www.linkedin.com/in/leandrolopes86/</text:a></text:p>
          </table:table-cell>
          <table:table-cell table:style-name="ce4" office:value-type="string" calcext:value-type="string">
            <text:p><text:a xlink:href="https://github.com/leandrolopes86/" xlink:type="simple">https://github.com/leandrolopes86/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Leila S. Menezes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PE</text:p>
          </table:table-cell>
          <table:table-cell table:style-name="ce4" office:value-type="string" calcext:value-type="string">
            <text:p><text:a xlink:href="https://www.linkedin.com/in/leila-s-menezes/" xlink:type="simple">https://www.linkedin.com/in/leila-s-menezes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Letícia Moura O. Lopes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GO</text:p>
          </table:table-cell>
          <table:table-cell table:style-name="ce4" office:value-type="string" calcext:value-type="string">
            <text:p><text:a xlink:href="https://www.linkedin.com/in/leticia-moura-lopes/" xlink:type="simple">https://www.linkedin.com/in/leticia-moura-lopes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Luana da Silva</text:p>
          </table:table-cell>
          <table:table-cell table:style-name="ce2" office:value-type="string" calcext:value-type="string">
            <text:p>Coité do Nóia </text:p>
          </table:table-cell>
          <table:table-cell table:style-name="ce2" office:value-type="string" calcext:value-type="string">
            <text:p>AL</text:p>
          </table:table-cell>
          <table:table-cell table:style-name="ce4" office:value-type="string" calcext:value-type="string">
            <text:p><text:a xlink:href="https://www.linkedin.com/in/luana-silva-111b501ba" xlink:type="simple">https://www.linkedin.com/in/luana-silva-111b501ba</text:a></text:p>
          </table:table-cell>
          <table:table-cell table:style-name="ce4" office:value-type="string" calcext:value-type="string">
            <text:p><text:a xlink:href="https://github.com/Luana-s" xlink:type="simple">https://github.com/Luana-s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Lucas Nacimento</text:p>
          </table:table-cell>
          <table:table-cell table:style-name="ce2" office:value-type="string" calcext:value-type="string">
            <text:p>Cruz das Almas</text:p>
          </table:table-cell>
          <table:table-cell table:style-name="ce2" office:value-type="string" calcext:value-type="string">
            <text:p>Ba</text:p>
          </table:table-cell>
          <table:table-cell table:style-name="ce4" office:value-type="string" calcext:value-type="string">
            <text:p><text:a xlink:href="https://www.linkedin.com/in/lucasnasss/" xlink:type="simple">https://www.linkedin.com/in/lucasnasss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Lucio Araujo</text:p>
          </table:table-cell>
          <table:table-cell table:style-name="ce2" office:value-type="string" calcext:value-type="string">
            <text:p>Brasília </text:p>
          </table:table-cell>
          <table:table-cell table:style-name="ce2" office:value-type="string" calcext:value-type="string">
            <text:p>DF</text:p>
          </table:table-cell>
          <table:table-cell table:style-name="ce4" office:value-type="string" calcext:value-type="string">
            <text:p><text:a xlink:href="https://www.linkedin.com/in/lucioaraujo30/" xlink:type="simple">https://www.linkedin.com/in/lucioaraujo30/</text:a></text:p>
          </table:table-cell>
          <table:table-cell table:style-name="ce4" office:value-type="string" calcext:value-type="string">
            <text:p><text:a xlink:href="https://github.com/luciofer" xlink:type="simple">https://github.com/luciofer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Luiz Felipe Silva Ferreira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RS</text:p>
          </table:table-cell>
          <table:table-cell table:style-name="ce4" office:value-type="string" calcext:value-type="string">
            <text:p><text:a xlink:href="https://www.linkedin.com/in/luiz-felipe-silva-ferreira-63978832" xlink:type="simple">https://www.linkedin.com/in/luiz-felipe-silva-ferreira-63978832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Luiz Henrique de Vaisconcelos</text:p>
          </table:table-cell>
          <table:table-cell table:style-name="ce2" office:value-type="string" calcext:value-type="string">
            <text:p>Curitiba </text:p>
          </table:table-cell>
          <table:table-cell table:style-name="ce2" office:value-type="string" calcext:value-type="string">
            <text:p>PR</text:p>
          </table:table-cell>
          <table:table-cell table:style-name="ce4" office:value-type="string" calcext:value-type="string">
            <text:p><text:a xlink:href="https://www.linkedin.com/in/vaisconcelos/" xlink:type="simple">https://www.linkedin.com/in/vaisconcelos/</text:a></text:p>
          </table:table-cell>
          <table:table-cell table:style-name="ce4" office:value-type="string" calcext:value-type="string">
            <text:p><text:a xlink:href="https://github.com/luizhvaisconcelos" xlink:type="simple">https://github.com/luizhvaisconcelos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Marcos Emanuel Leite Santos</text:p>
          </table:table-cell>
          <table:table-cell table:style-name="ce2" office:value-type="string" calcext:value-type="string">
            <text:p>Dias d'Ávila</text:p>
          </table:table-cell>
          <table:table-cell table:style-name="ce2" office:value-type="string" calcext:value-type="string">
            <text:p>BA</text:p>
          </table:table-cell>
          <table:table-cell table:style-name="ce4" office:value-type="string" calcext:value-type="string">
            <text:p><text:a xlink:href="https://www.linkedin.com/in/dev-marquin/" xlink:type="simple">https://www.linkedin.com/in/dev-marquin/</text:a></text:p>
          </table:table-cell>
          <table:table-cell table:style-name="ce4" office:value-type="string" calcext:value-type="string">
            <text:p><text:a xlink:href="https://github.com/marquin-dev" xlink:type="simple">https://github.com/marquin-dev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Mariana Lopes Fontoura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BA</text:p>
          </table:table-cell>
          <table:table-cell table:style-name="ce4" office:value-type="string" calcext:value-type="string">
            <text:p><text:a xlink:href="https://www.linkedin.com/in/marianafontoura/" xlink:type="simple">https://www.linkedin.com/in/marianafontoura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Matheus Ritchielle Lioterio de Freitas</text:p>
          </table:table-cell>
          <table:table-cell table:style-name="ce2" office:value-type="string" calcext:value-type="string">
            <text:p>Teresópolis</text:p>
          </table:table-cell>
          <table:table-cell table:style-name="ce2" office:value-type="string" calcext:value-type="string">
            <text:p>RJ</text:p>
          </table:table-cell>
          <table:table-cell table:style-name="ce4" office:value-type="string" calcext:value-type="string">
            <text:p><text:a xlink:href="https://www.linkedin.com/in/matheus-ritchielle-36351115a/" xlink:type="simple">https://www.linkedin.com/in/matheus-ritchielle-36351115a/</text:a></text:p>
          </table:table-cell>
          <table:table-cell table:style-name="ce4" office:value-type="string" calcext:value-type="string">
            <text:p><text:a xlink:href="https://github.com/MatheusRitchielle" xlink:type="simple">https://github.com/MatheusRitchielle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Mayara Bueno Nunes Cabral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string" calcext:value-type="string">
            <text:p><text:a xlink:href="https://www.linkedin.com/in/mayarabnc/" xlink:type="simple">https://www.linkedin.com/in/mayarabnc/</text:a></text:p>
          </table:table-cell>
          <table:table-cell table:style-name="ce4" office:value-type="string" calcext:value-type="string">
            <text:p><text:a xlink:href="https://github.com/Mayarabnc" xlink:type="simple">https://github.com/Mayarabnc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Meire Helen da Silva Reis</text:p>
          </table:table-cell>
          <table:table-cell table:style-name="ce2" office:value-type="string" calcext:value-type="string">
            <text:p>Indaiatuba </text:p>
          </table:table-cell>
          <table:table-cell table:style-name="ce2" office:value-type="string" calcext:value-type="string">
            <text:p>SP</text:p>
          </table:table-cell>
          <table:table-cell table:style-name="ce4" office:value-type="string" calcext:value-type="string">
            <text:p><text:a xlink:href="https://www.linkedin.com/in/meire-helen-silva-reis-85a04bb3/" xlink:type="simple">https://www.linkedin.com/in/meire-helen-silva-reis-85a04bb3/</text:a></text:p>
          </table:table-cell>
          <table:table-cell table:style-name="ce4" office:value-type="string" calcext:value-type="string">
            <text:p><text:a xlink:href="https://github.com/helensilvameme" xlink:type="simple">https://github.com/helensilvameme</text:a></text:p>
          </table:table-cell>
          <table:table-cell table:style-name="ce3" table:number-columns-repeated="21"/>
          <table:table-cell table:number-columns-repeated="38"/>
        </table:table-row>
        <table:table-row table:style-name="ro3">
          <table:table-cell table:style-name="ce2" office:value-type="string" calcext:value-type="string">
            <text:p>Miralda dos anjos </text:p>
          </table:table-cell>
          <table:table-cell table:style-name="ce2" office:value-type="string" calcext:value-type="string">
            <text:p>São Paulo </text:p>
          </table:table-cell>
          <table:table-cell table:style-name="ce2" office:value-type="string" calcext:value-type="string">
            <text:p>SP</text:p>
          </table:table-cell>
          <table:table-cell table:style-name="ce9" office:value-type="string" calcext:value-type="string">
            <text:p><text:a xlink:href="http://linkedin.com/in/miralda-dos-anjos-1685b249" xlink:type="simple">http://linkedin.com/in/miralda-dos-anjos-1685b249249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Nayara Bernardo </text:p>
          </table:table-cell>
          <table:table-cell table:style-name="ce2" office:value-type="string" calcext:value-type="string">
            <text:p>Maceió </text:p>
          </table:table-cell>
          <table:table-cell table:style-name="ce2" office:value-type="string" calcext:value-type="string">
            <text:p>AL</text:p>
          </table:table-cell>
          <table:table-cell table:style-name="ce4" office:value-type="string" calcext:value-type="string">
            <text:p><text:a xlink:href="https://www.linkedin.com/in/nayyarabernardo" xlink:type="simple">https://www.linkedin.com/in/nayyarabernardo </text:a></text:p>
          </table:table-cell>
          <table:table-cell table:style-name="ce4" office:value-type="string" calcext:value-type="string">
            <text:p><text:a xlink:href="https://github.com/nayyarabernardo" xlink:type="simple">https://github.com/nayyarabernardo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Otávio Lima Olivera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string" calcext:value-type="string">
            <text:p>https://www.linkedin.com/in/otávio-lima-oliveira-619844217/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Pâmela Bernardino </text:p>
          </table:table-cell>
          <table:table-cell table:style-name="ce2" office:value-type="string" calcext:value-type="string">
            <text:p>Guarulhos 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https://www.linkedin.com/in/pâmela-bernardino-333a961b8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Patrick Comlan M. Ahotondji</text:p>
          </table:table-cell>
          <table:table-cell table:style-name="ce2" office:value-type="string" calcext:value-type="string">
            <text:p>Brasília </text:p>
          </table:table-cell>
          <table:table-cell table:style-name="ce2" office:value-type="string" calcext:value-type="string">
            <text:p>DF</text:p>
          </table:table-cell>
          <table:table-cell table:style-name="ce10" office:value-type="string" calcext:value-type="string">
            <text:p><text:a xlink:href="https://www.linkedin.com/in/patrick-comlan-mahougnon-ahotondji" xlink:type="simple">linkedin.com/in/patrick-comlan-mahougnon-ahotondji</text:a></text:p>
          </table:table-cell>
          <table:table-cell table:style-name="ce4" office:value-type="string" calcext:value-type="string">
            <text:p><text:a xlink:href="https://github.com/Aklunon" xlink:type="simple">https://github.com/Aklunon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Paula Neves de Araújo</text:p>
          </table:table-cell>
          <table:table-cell table:style-name="ce2" office:value-type="string" calcext:value-type="string">
            <text:p>Guarulhos </text:p>
          </table:table-cell>
          <table:table-cell table:style-name="ce2" office:value-type="string" calcext:value-type="string">
            <text:p>SP</text:p>
          </table:table-cell>
          <table:table-cell table:style-name="ce4" office:value-type="string" calcext:value-type="string">
            <text:p><text:a xlink:href="https://www.linkedin.com/in/paulanevesdearaujo/" xlink:type="simple">https://www.linkedin.com/in/paulanevesdearaujo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Paulo Rios</text:p>
          </table:table-cell>
          <table:table-cell table:style-name="ce2" office:value-type="string" calcext:value-type="string">
            <text:p>Ponta Grossa</text:p>
          </table:table-cell>
          <table:table-cell table:style-name="ce2" office:value-type="string" calcext:value-type="string">
            <text:p>PR</text:p>
          </table:table-cell>
          <table:table-cell table:style-name="ce4" office:value-type="string" calcext:value-type="string">
            <text:p><text:a xlink:href="https://www.linkedin.com/in/paulo-rios-0998b020/" xlink:type="simple">https://www.linkedin.com/in/paulo-rios-0998b020/</text:a></text:p>
          </table:table-cell>
          <table:table-cell table:style-name="ce4" office:value-type="string" calcext:value-type="string">
            <text:p><text:a xlink:href="https://github.com/riosvictor" xlink:type="simple">https://github.com/riosvictor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Potiara Paula de Paiva Modesto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BH</text:p>
          </table:table-cell>
          <table:table-cell table:style-name="ce4" office:value-type="string" calcext:value-type="string">
            <text:p><text:a xlink:href="https://www.linkedin.com/in/potiara" xlink:type="simple">https://www.linkedin.com/in/potiara</text:a></text:p>
          </table:table-cell>
          <table:table-cell table:style-name="ce4" office:value-type="string" calcext:value-type="string">
            <text:p><text:a xlink:href="http://github.com/potiara" xlink:type="simple">github.com/potiara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Ramila Cabral </text:p>
          </table:table-cell>
          <table:table-cell table:style-name="ce2" office:value-type="string" calcext:value-type="string">
            <text:p>Recife </text:p>
          </table:table-cell>
          <table:table-cell table:style-name="ce2" office:value-type="string" calcext:value-type="string">
            <text:p>PE</text:p>
          </table:table-cell>
          <table:table-cell table:style-name="ce4" office:value-type="string" calcext:value-type="string">
            <text:p><text:a xlink:href="https://www.linkedin.com/in/ramilacabral" xlink:type="simple">https://www.linkedin.com/in/ramilacabral</text:a></text:p>
          </table:table-cell>
          <table:table-cell table:style-name="ce4" office:value-type="string" calcext:value-type="string">
            <text:p><text:a xlink:href="http://github.com/ramila2022" xlink:type="simple">http://github.com/ramila2022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Raphael Ferreira</text:p>
          </table:table-cell>
          <table:table-cell table:style-name="ce2" office:value-type="string" calcext:value-type="string">
            <text:p>Rio de Janeiro </text:p>
          </table:table-cell>
          <table:table-cell table:style-name="ce2" office:value-type="string" calcext:value-type="string">
            <text:p>RJ</text:p>
          </table:table-cell>
          <table:table-cell table:style-name="ce2" office:value-type="string" calcext:value-type="string">
            <text:p>https://www.linkedin.com/in/raphael-ferreira -02396b131</text:p>
          </table:table-cell>
          <table:table-cell table:style-name="ce4" office:value-type="string" calcext:value-type="string">
            <text:p><text:a xlink:href="http://github.com/raphael690" xlink:type="simple">http://github.com/raphael690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Raquel Gomes Machado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MG</text:p>
          </table:table-cell>
          <table:table-cell table:style-name="ce4" office:value-type="string" calcext:value-type="string">
            <text:p><text:a xlink:href="https://www.linkedin.com/in/raquel-machado-796a1815a/" xlink:type="simple">https://www.linkedin.com/in/raquel-machado-796a1815a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Ricardo Valverde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10" office:value-type="string" calcext:value-type="string">
            <text:p><text:a xlink:href="https://www.linkedin.com/in/ricardo-valverde-5790161a6" xlink:type="simple">linkedin.com/in/ricardo-valverde-5790161a6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Roberta Ferreira</text:p>
          </table:table-cell>
          <table:table-cell table:style-name="ce2" office:value-type="string" calcext:value-type="string">
            <text:p>Três Lagoas</text:p>
          </table:table-cell>
          <table:table-cell table:style-name="ce2" office:value-type="string" calcext:value-type="string">
            <text:p>MS</text:p>
          </table:table-cell>
          <table:table-cell table:style-name="ce4" office:value-type="string" calcext:value-type="string">
            <text:p><text:a xlink:href="https://www.linkedin.com/in/robertaferreira91/" xlink:type="simple">https://www.linkedin.com/in/robertaferreira91</text:a></text:p>
          </table:table-cell>
          <table:table-cell table:style-name="ce4" office:value-type="string" calcext:value-type="string">
            <text:p><text:a xlink:href="https://github.com/prfs91" xlink:type="simple">https://github.com/prfs91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Samir da Silva Santos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RJ</text:p>
          </table:table-cell>
          <table:table-cell table:style-name="ce4" office:value-type="string" calcext:value-type="string">
            <text:p><text:a xlink:href="https://www.linkedin.com/in/samirssantos" xlink:type="simple">https://www.linkedin.com/in/samirssantos</text:a></text:p>
          </table:table-cell>
          <table:table-cell table:style-name="ce4" office:value-type="string" calcext:value-type="string">
            <text:p><text:a xlink:href="https://www.github.com/SamSantos81" xlink:type="simple">https://www.github.com/SamSantos81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Thaís Araújo</text:p>
          </table:table-cell>
          <table:table-cell table:style-name="ce2" office:value-type="string" calcext:value-type="string">
            <text:p>Mossoró</text:p>
          </table:table-cell>
          <table:table-cell table:style-name="ce2" office:value-type="string" calcext:value-type="string">
            <text:p>RN</text:p>
          </table:table-cell>
          <table:table-cell table:style-name="ce4" office:value-type="string" calcext:value-type="string">
            <text:p><text:a xlink:href="https://www.linkedin.com/in/thaís-araújo-a3094817b/" xlink:type="simple">https://www.linkedin.com/in/tha%C3%ADs-ara%C3%BAjo-a3094817b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Tiago Corrêa </text:p>
          </table:table-cell>
          <table:table-cell table:style-name="ce2" office:value-type="string" calcext:value-type="string">
            <text:p>Porto Alegre </text:p>
          </table:table-cell>
          <table:table-cell table:style-name="ce2" office:value-type="string" calcext:value-type="string">
            <text:p>RS</text:p>
          </table:table-cell>
          <table:table-cell table:style-name="ce4" office:value-type="string" calcext:value-type="string">
            <text:p><text:a xlink:href="https://www.linkedin.com/in/tiagoscorrea" xlink:type="simple">https://www.linkedin.com/in/tiagoscorrea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Victor Souza da Rocha</text:p>
          </table:table-cell>
          <table:table-cell table:style-name="ce2" office:value-type="string" calcext:value-type="string">
            <text:p>Uberlândia</text:p>
          </table:table-cell>
          <table:table-cell table:style-name="ce2" office:value-type="string" calcext:value-type="string">
            <text:p>MG</text:p>
          </table:table-cell>
          <table:table-cell table:style-name="ce4" office:value-type="string" calcext:value-type="string">
            <text:p><text:a xlink:href="https://www.linkedin.com/in/victor-souza-da-rocha-4b1177202/" xlink:type="simple">https://www.linkedin.com/in/victor-souza-da-rocha-4b1177202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Wanderson Lima </text:p>
          </table:table-cell>
          <table:table-cell table:style-name="ce2" office:value-type="string" calcext:value-type="string">
            <text:p>Osasco </text:p>
          </table:table-cell>
          <table:table-cell table:style-name="ce2" office:value-type="string" calcext:value-type="string">
            <text:p>SP</text:p>
          </table:table-cell>
          <table:table-cell table:style-name="ce4" office:value-type="string" calcext:value-type="string">
            <text:p><text:a xlink:href="https://www.linkedin.com/in/wanderson-blima" xlink:type="simple">https://www.linkedin.com/in/wanderson-blima</text:a></text:p>
          </table:table-cell>
          <table:table-cell table:style-name="ce4" office:value-type="string" calcext:value-type="string">
            <text:p><text:a xlink:href="https://github.com/wanderson-blima" xlink:type="simple">https://github.com/wanderson-blima</text:a></text:p>
          </table:table-cell>
          <table:table-cell table:style-name="ce3" table:number-columns-repeated="21"/>
          <table:table-cell table:number-columns-repeated="38"/>
        </table:table-row>
        <table:table-row table:style-name="ro1">
          <table:table-cell table:style-name="ce2" office:value-type="string" calcext:value-type="string">
            <text:p>Wellington Tiago Rafael </text:p>
          </table:table-cell>
          <table:table-cell table:style-name="ce2" office:value-type="string" calcext:value-type="string">
            <text:p>Curitiba </text:p>
          </table:table-cell>
          <table:table-cell table:style-name="ce2" office:value-type="string" calcext:value-type="string">
            <text:p>PR</text:p>
          </table:table-cell>
          <table:table-cell table:style-name="ce4" office:value-type="string" calcext:value-type="string">
            <text:p><text:a xlink:href="https://www.linkedin.com/in/aaagsdrgstrwrtwth/" xlink:type="simple">https://www.linkedin.com/in/aaagsdrgstrwrtwth/</text:a></text:p>
          </table:table-cell>
          <table:table-cell table:style-name="ce3" table:number-columns-repeated="22"/>
          <table:table-cell table:number-columns-repeated="38"/>
        </table:table-row>
        <table:table-row table:style-name="ro1">
          <table:table-cell table:style-name="ce2" office:value-type="string" calcext:value-type="string">
            <text:p>Tonis Alberto Torres Ferreira </text:p>
          </table:table-cell>
          <table:table-cell table:style-name="ce2" office:value-type="string" calcext:value-type="string">
            <text:p>Maranhão </text:p>
          </table:table-cell>
          <table:table-cell table:style-name="ce2" office:value-type="string" calcext:value-type="string">
            <text:p>MA</text:p>
          </table:table-cell>
          <table:table-cell table:style-name="ce4" office:value-type="string" calcext:value-type="string">
            <text:p><text:a xlink:href="https://www.linkedin.com/in/tonistorres/" xlink:type="simple">https://www.linkedin.com/in/tonistorres/</text:a></text:p>
          </table:table-cell>
          <table:table-cell table:style-name="ce4" office:value-type="string" calcext:value-type="string">
            <text:p><text:a xlink:href="https://github.com/tonistorres" xlink:type="simple">https://github.com/tonistorres</text:a></text:p>
          </table:table-cell>
          <table:table-cell table:style-name="ce3" table:number-columns-repeated="21"/>
          <table:table-cell table:number-columns-repeated="38"/>
        </table:table-row>
        <table:table-row table:style-name="ro1" table:number-rows-repeated="936">
          <table:table-cell table:style-name="ce3" table:number-columns-repeated="26"/>
          <table:table-cell table:number-columns-repeated="38"/>
        </table:table-row>
        <table:table-row table:style-name="ro4" table:number-rows-repeated="104757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Helvetica" svg:font-family="Helvetica"/>
    <style:font-face style:name="UICTFontTextStyleBody" svg:font-family="UICTFontTextStyleBod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19:03:32.330530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07T19:08:02.554643487</dc:date>
    <meta:editing-duration>PT13M47S</meta:editing-duration>
    <meta:editing-cycles>2</meta:editing-cycles>
    <meta:document-statistic meta:table-count="1" meta:cell-count="282" meta:object-count="0"/>
  </office:meta>
</office:document-meta>
</file>